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a0d3c" officeooo:paragraph-rsid="000a0d3c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0d3c" officeooo:paragraph-rsid="000a0d3c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bold" officeooo:rsid="000a0d3c" officeooo:paragraph-rsid="000a0d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tyle="normal" fo:font-weight="normal" officeooo:rsid="000a841b" officeooo:paragraph-rsid="000a841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tyle="normal" fo:font-weight="bold" officeooo:rsid="000a841b" officeooo:paragraph-rsid="000a841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0a0d3c" officeooo:paragraph-rsid="000a0d3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Inconsolata" fo:font-weight="bold" officeooo:rsid="000a841b" officeooo:paragraph-rsid="000a841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ans" fo:font-weight="normal" officeooo:rsid="0010bd59" officeooo:paragraph-rsid="0010bd59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Sans" fo:font-weight="normal" officeooo:rsid="0010bd59" officeooo:paragraph-rsid="0010bd59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126de" officeooo:paragraph-rsid="001126de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13b38" officeooo:paragraph-rsid="00113b38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32259" officeooo:paragraph-rsid="00132259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Liberation Sans" fo:font-size="11pt" fo:font-style="normal" fo:font-weight="normal" officeooo:rsid="001126de" officeooo:paragraph-rsid="00113b38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Liberation Sans" fo:font-size="11pt" fo:font-style="normal" fo:font-weight="normal" officeooo:rsid="001126de" officeooo:paragraph-rsid="001126d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Liberation Sans" fo:font-size="11pt" fo:font-weight="normal" officeooo:rsid="001126de" officeooo:paragraph-rsid="001126de" style:font-size-asian="11pt" style:font-weight-asian="normal" style:font-size-complex="11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Liberation Sans" fo:font-size="11pt" officeooo:rsid="0010bd59" officeooo:paragraph-rsid="0010bd59" style:font-size-asian="11pt" style:font-size-complex="11pt"/>
    </style:style>
    <style:style style:name="T1" style:family="text">
      <style:text-properties officeooo:rsid="0010bd59"/>
    </style:style>
    <style:style style:name="T2" style:family="text">
      <style:text-properties style:font-name="Inconsolata"/>
    </style:style>
    <style:style style:name="T3" style:family="text">
      <style:text-properties style:font-name="Inconsolata" fo:font-size="10pt" style:font-size-asian="10pt" style:font-size-complex="10pt"/>
    </style:style>
    <style:style style:name="T4" style:family="text">
      <style:text-properties style:font-name="Inconsolata" fo:font-size="10pt" officeooo:rsid="00113b38" style:font-size-asian="10pt" style:font-size-complex="10pt"/>
    </style:style>
    <style:style style:name="T5" style:family="text">
      <style:text-properties style:font-name="Inconsolata" officeooo:rsid="00113b38"/>
    </style:style>
    <style:style style:name="T6" style:family="text">
      <style:text-properties style:font-name="Inconsolata" fo:font-size="12pt" style:font-size-asian="12pt" style:font-size-complex="12pt"/>
    </style:style>
    <style:style style:name="T7" style:family="text">
      <style:text-properties style:font-name="Inconsolata" fo:font-size="11pt" style:font-size-asian="11pt" style:font-size-complex="11pt"/>
    </style:style>
    <style:style style:name="T8" style:family="text">
      <style:text-properties style:font-name="Inconsolata" officeooo:rsid="00132259"/>
    </style:style>
    <style:style style:name="T9" style:family="text">
      <style:text-properties officeooo:rsid="00132259"/>
    </style:style>
    <style:style style:name="T10" style:family="text">
      <style:text-properties fo:font-size="12pt" officeooo:rsid="00132259" style:font-size-asian="12pt" style:font-size-complex="12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3212*" fo:start-indent="0in" fo:end-indent="0in"/>
          <style:column style:rel-width="3212*" fo:start-indent="0in" fo:end-indent="0in"/>
          <style:column style:rel-width="3214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6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ny Diehl</text:p>
      <text:p text:style-name="P12">Chapter <text:span text:style-name="T1">7</text:span> Homework</text:p>
      <text:p text:style-name="P2"/>
      <text:p text:style-name="P3">Multiple Choice</text:p>
      <text:p text:style-name="P6"/>
      <text:section text:style-name="Sect1" text:name="Section1">
        <text:list xml:id="list3929429025401161383" text:style-name="L1">
          <text:list-item>
            <text:p text:style-name="P14">B</text:p>
          </text:list-item>
          <text:list-item>
            <text:p text:style-name="P14">A</text:p>
          </text:list-item>
          <text:list-item>
            <text:p text:style-name="P14">B</text:p>
          </text:list-item>
          <text:list-item>
            <text:p text:style-name="P14">D</text:p>
          </text:list-item>
          <text:list-item>
            <text:p text:style-name="P14">C</text:p>
          </text:list-item>
          <text:list-item>
            <text:p text:style-name="P14">C</text:p>
          </text:list-item>
          <text:list-item>
            <text:p text:style-name="P14">B</text:p>
          </text:list-item>
          <text:list-item>
            <text:p text:style-name="P14">A</text:p>
          </text:list-item>
          <text:list-item>
            <text:p text:style-name="P14">B</text:p>
          </text:list-item>
          <text:list-item>
            <text:p text:style-name="P14">A</text:p>
          </text:list-item>
          <text:list-item>
            <text:p text:style-name="P14">C</text:p>
          </text:list-item>
          <text:list-item>
            <text:p text:style-name="P14">C</text:p>
          </text:list-item>
          <text:list-item>
            <text:p text:style-name="P14">A</text:p>
          </text:list-item>
          <text:list-item>
            <text:p text:style-name="P14">A</text:p>
          </text:list-item>
        </text:list>
      </text:section>
      <text:p text:style-name="P7"/>
      <text:p text:style-name="P4">True and False</text:p>
      <text:p text:style-name="P9"/>
      <text:section text:style-name="Sect2" text:name="Section2">
        <text:list xml:id="list8120865880213176306" text:style-name="L2">
          <text:list-item>
            <text:p text:style-name="P15">True</text:p>
          </text:list-item>
          <text:list-item>
            <text:p text:style-name="P15">False</text:p>
          </text:list-item>
          <text:list-item>
            <text:p text:style-name="P15">True</text:p>
          </text:list-item>
          <text:list-item>
            <text:p text:style-name="P15">True</text:p>
          </text:list-item>
          <text:list-item>
            <text:p text:style-name="P15">True</text:p>
          </text:list-item>
          <text:list-item>
            <text:p text:style-name="P15">True</text:p>
          </text:list-item>
          <text:list-item>
            <text:p text:style-name="P15">True</text:p>
          </text:list-item>
          <text:list-item>
            <text:p text:style-name="P15">False</text:p>
          </text:list-item>
          <text:list-item>
            <text:p text:style-name="P15">False</text:p>
          </text:list-item>
          <text:list-item>
            <text:p text:style-name="P15">True</text:p>
          </text:list-item>
        </text:list>
      </text:section>
      <text:p text:style-name="P8"/>
      <text:p text:style-name="P4">Find the Error</text:p>
      <text:p text:style-name="P4"/>
      <text:list xml:id="list1853788495442929600" text:style-name="L5">
        <text:list-item>
          <text:p text:style-name="P22"><text:span text:style-name="T2">int[] hours = { 8, 12, 16 };</text:span></text:p>
        </text:list-item>
      </text:list>
      <text:p text:style-name="P13"/>
      <text:p text:style-name="P4">Algorithm Workbench</text:p>
      <text:p text:style-name="P5"/>
      <text:list xml:id="list9005798957543293689" text:style-name="L3">
        <text:list-item>
          <text:p text:style-name="P21"><text:span text:style-name="T2">for (int i = 0; i &lt; numberArray1.length; ++i)<text:line-break/> <text:s text:c="3"/>numberArray2[i] = numberArray1[i];</text:span></text:p>
        </text:list-item>
      </text:list>
      <text:p text:style-name="P8"/>
      <text:p text:style-name="P11">Short Answer</text:p>
      <text:p text:style-name="P10"/>
      <text:list xml:id="list5800908136152986608" text:style-name="L4">
        <text:list-item>
          <text:p text:style-name="P16">A size declarator tells Java the size that the array will be when it is declared, while a subscript is used to access an element in an array.</text:p>
        </text:list-item>
        <text:list-item>
          <text:p text:style-name="P20"><text:span text:style-name="T2">int[] values = new int[10];</text:span></text:p>
          <text:list>
            <text:list-item>
              <text:p text:style-name="P16">10</text:p>
            </text:list-item>
            <text:list-item>
              <text:p text:style-name="P16">0</text:p>
            </text:list-item>
            <text:list-item>
              <text:p text:style-name="P16">9</text:p>
            </text:list-item>
          </text:list>
        </text:list-item>
        <text:list-item>
          <text:p text:style-name="P19"><text:span text:style-name="T5">int[] values = { 4, 7, 6, 8, 2 };</text:span></text:p>
          <text:list>
            <text:list-item>
              <text:p text:style-name="P17">2</text:p>
            </text:list-item>
            <text:list-item>
              <text:p text:style-name="P17">14</text:p>
            </text:list-item>
            <text:list-item>
              <text:p text:style-name="P17">8</text:p>
            </text:list-item>
          </text:list>
        </text:list-item>
        <text:list-item>
          <text:p text:style-name="P18">You can instantiate the array in the declaration with braces and a comma separated list of elements, or use <text:span text:style-name="T7">ArrayList</text:span> or a similar list class for a more flexible list.</text:p>
        </text:list-item>
        <text:list-item>
          <text:p text:style-name="P18"><text:span text:style-name="T7">array1</text:span> and <text:span text:style-name="T7">array2</text:span> both reference the same data in memory.</text:p>
        </text:list-item>
        <text:list-item>
          <text:p text:style-name="P18">I see nothing wrong with the state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0:32:47.903753342</meta:creation-date>
    <dc:date>2014-10-20T13:53:47.181255090</dc:date>
    <meta:editing-duration>PT18M15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45" meta:word-count="195" meta:character-count="836" meta:non-whitespace-character-count="720"/>
  </office:meta>
</office:document-meta>
</file>